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llegalAccessException.IllegalAcces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llegalAccessException.IllegalAccess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